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aaf0a" officeooo:paragraph-rsid="001aaf0a"/>
    </style:style>
    <style:style style:name="T1" style:family="text">
      <style:text-properties officeooo:rsid="001bc4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الوقت </text:p>
      <text:p text:style-name="P1">عرف بالسيف الذي ان لم تقطعه قطعك و ان لم تستفد يه سينقلب عليك<text:line-break/>فتخيل انك في سباق سرعة تتسابق من اجل الفوز بالمرتبة الاولى و انتهى السباق و انت في المركز الاخير بفار ق 0.1 ثانية عن الاول <text:line-break/>او انه سباق خيل و الخيل خاصتك قد خسر بفارق انف و اصبح في المركز الثاني و كانت الجائزة للمركز الاول هي 1,000,000 دولار و حصانك في المركز ال<text:span text:style-name="T1">ثاني فاز ب 75,000</text:span> <text:s/>فهي فروقات <text:span text:style-name="T1">صغيرة في المسافات و لكنها</text:span> <text:span text:style-name="T1">هائلة في النتائج <text:line-break/>اذا استيقظت باكرا ساعة واحدة فقط و قرأت في مجال عملك سوف تحصل على 7 ساعات في الاسبوع من الخبرة و المعلومات بمعدل 30 ساعة في الشهر فستصبح من الرائدين في مجالك و تصبح شامخا في وسط زملائك اضافة بسيطة و لكنه فرق هائل<text:line-break/>اذا ذهبت قبل الاذان ب 5 دقائق او مع الاذان و قرأت القران فانك تقرأ على الاقل 10 صفحات قبل الصلاة و في صلاتين فانك تقرأ جزء في اليوم بمعدل ختمة في الشهر <text:line-break/>و كان رجل يقرأ مع ابنه بالمرحلة الابتدائية قصة باللغة الانجليزية لمدة 10 دقائق في انتظار العشاء و عندما اصبح ابنه في المرحلة المتوسطة و يستطيع قراءة اي كتاب بالانجليزية <text:line-break/>فاذا طبق الانسان هذا في حياته اليومية فلسوف يستفاد به استفادة كبيرة جدا و سيصبح من العظماء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9:04:49.963979095</meta:creation-date>
    <dc:date>2016-03-16T20:11:28.771278889</dc:date>
    <meta:editing-duration>PT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206" meta:character-count="1032" meta:non-whitespace-character-count="820"/>
  </office:meta>
</office:document-meta>
</file>